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6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6.40000009536743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family-asian="Ubuntu" style:font-pitch-asian="variable" style:font-size-asian="6.40000009536743pt" style:language-asian="zh" style:country-asian="CN" style:font-style-asian="normal" style:font-weight-asian="normal" style:font-family-complex="Ubuntu" style:font-pitch-complex="variable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5" office:value-type="string" calcext:value-type="string">
            <text:p>mEGAdata Data Dictionary</text:p>
          </table:table-cell>
          <table:table-cell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2">
          <table:table-cell table:style-name="ce16" office:value-type="string" calcext:value-type="string">
            <text:p>Table / field</text:p>
          </table:table-cell>
          <table:table-cell table:style-name="ce16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foreign ke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found in header of fastq.gz file: `head -<text:span text:style-name="T2">1 &lt;(zcat file.fastq.gz)`.  Second term in colon-</text:span>separated lis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Fourth term in fastq.gz header, colon-separat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A_EG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rary_name</text:p>
          </table:table-cell>
          <table:table-cell office:value-type="string" calcext:value-type="string">
            <text:p>Sample.privateName_(experiment_type.internal_assay_short_name)_repeti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run_f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_id</text:p>
          </table:table-cell>
          <table:table-cell office:value-type="string" calcext:value-type="string">
            <text:p>foreign ke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office:annotation draw:style-name="gr1" draw:text-style-name="P2" svg:width="28.99mm" svg:height="9.63mm" svg:x="68.6mm" svg:y="51.42mm" draw:caption-point-x="-6.1mm" draw:caption-point-y="15.1mm">
              <dc:date>2020-12-17T00:00:00</dc:date>
              <text:p text:style-name="P1"><text:span text:style-name="T1">pair1, pair2 or single can also be found in the fastq.gz header.</text:span></text:p>
            </office:annotation>
            <text:p>(sample.publicName).(experiment_type.internal_assay_short_name).(run.run).(run.lane).[pair1, pair2 or single].fastq.g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rypted_md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run_paired_end</text:p>
          </table:table-cell>
          <table:table-cell office:value-type="string" calcext:value-type="string">
            <text:p>Unsure if this table is really used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public_tra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set_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mb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ck_ty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d5s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e_n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e_typ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" office:value-type="string" calcext:value-type="string">
            <text:p>release_s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ea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GA_EG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samp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or_id</text:p>
          </table:table-cell>
          <table:table-cell office:value-type="string" calcext:value-type="string">
            <text:p>foreign ke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c_name</text:p>
          </table:table-cell>
          <table:table-cell office:value-type="string" calcext:value-type="string">
            <text:p>donor.public_name (converted to MS instead of McGill). <text:s/>Append 01 or 02 for replicat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vate_name</text:p>
          </table:table-cell>
          <table:table-cell office:value-type="string" calcext:value-type="string">
            <text:p>Project-specif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ease_3_public_id</text:p>
          </table:table-cell>
          <table:table-cell office:value-type="string" calcext:value-type="string">
            <text:p>Probably not important any mor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A_EG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t_modific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rr_acc</text:p>
          </table:table-cell>
          <table:table-cell office:value-type="string" calcext:value-type="string">
            <text:p>Always NUL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" office:value-type="string" calcext:value-type="string">
            <text:p>don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c_name</text:p>
          </table:table-cell>
          <table:table-cell office:value-type="string" calcext:value-type="string">
            <text:p>McGill####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vate_name</text:p>
          </table:table-cell>
          <table:table-cell office:value-type="string" calcext:value-type="string">
            <text:p>Project specif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on_id</text:p>
          </table:table-cell>
          <table:table-cell office:value-type="string" calcext:value-type="string">
            <text:p>Usually 96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_pool</text:p>
          </table:table-cell>
          <table:table-cell office:value-type="string" calcext:value-type="string">
            <text:p>0 (1 when obviously poole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enotype</text:p>
          </table:table-cell>
          <table:table-cell office:value-type="string" calcext:value-type="string">
            <text:p>Healthy or otherwi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_other_assembly</text:p>
          </table:table-cell>
          <table:table-cell office:value-type="string" calcext:value-type="string">
            <text:p>0 (1 for non-human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experiment_metadata</text:p>
          </table:table-cell>
          <table:table-cell/>
          <table:table-cell office:value-type="string" calcext:value-type="string">
            <text:p>Applicable fields vary widely based on experiment_type. <text:s/>This describes some of the main ones that are almost always present.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experiment_metadata.experiment_property_id</text:p>
          </table:table-cell>
          <table:table-cell table:style-name="ce16" office:value-type="string" calcext:value-type="string">
            <text:p>experiment_property.property</text:p>
          </table:table-cell>
          <table:table-cell table:style-name="ce16" office:value-type="string" calcext:value-type="string">
            <text:p>Value description</text:p>
          </table:table-cell>
          <table:table-cell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xperiment_type</text:p>
          </table:table-cell>
          <table:table-cell table:style-name="ce17" office:value-type="string" calcext:value-type="string">
            <text:p>One of (DNA Methylation [for WBGS], RNA-Seq, mRNA-Seq, smRNA-Seq, ChIP-Seq Input, Histone H3K27me3, Histone H3K36me3, Histone H3K4me1, Histone H3K4me3, Histone H3K27ac, Histone H3K9me3, Chromatin Accessibility, )</text:p>
          </table:table-cell>
          <table:table-cell table:style-name="ce17" table:number-columns-repeated="102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xperiment_ontology_uri</text:p>
          </table:table-cell>
          <table:table-cell table:style-name="ce17" office:value-type="string" calcext:value-type="string">
            <text:p>Corresponds to experiment_type.</text:p>
          </table:table-cell>
          <table:table-cell table:style-name="ce17" table:number-columns-repeated="1020"/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DNA Methylation</text:p>
          </table:table-cell>
          <table:table-cell table:style-name="ce17" office:value-type="string" calcext:value-type="string">
            <text:p>http://purl.obolibrary.org/obo/OBI_0001863</text:p>
          </table:table-cell>
          <table:table-cell table:style-name="ce17" table:number-columns-repeated="1019"/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RNA-Seq</text:p>
          </table:table-cell>
          <table:table-cell table:style-name="ce17" office:value-type="string" calcext:value-type="string">
            <text:p>http://purl.obolibrary.org/obo/OBI_0001271</text:p>
          </table:table-cell>
          <table:table-cell table:style-name="ce17" table:number-columns-repeated="1019"/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mRNA-Seq</text:p>
          </table:table-cell>
          <table:table-cell table:style-name="ce17" office:value-type="string" calcext:value-type="string">
            <text:p>http://purl.obolibrary.org/obo/OBI_0002045</text:p>
          </table:table-cell>
          <table:table-cell table:style-name="ce17" table:number-columns-repeated="1019"/>
          <table:table-cell/>
        </table:table-row>
        <table:table-row table:style-name="ro2">
          <table:table-cell table:number-columns-repeated="2"/>
          <table:table-cell office:value-type="string" calcext:value-type="string">
            <text:p>smRNA-Seq</text:p>
          </table:table-cell>
          <table:table-cell office:value-type="string" calcext:value-type="string">
            <text:p>http://purl.obolibrary.org/obo/OBI_000192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ll Histones and ChIP-Seq Input</text:p>
          </table:table-cell>
          <table:table-cell office:value-type="string" calcext:value-type="string">
            <text:p>http://purl.obolibrary.org/obo/OBI_000185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hromatin Assembly</text:p>
          </table:table-cell>
          <table:table-cell office:value-type="string" calcext:value-type="string">
            <text:p>http://purl.obolibrary.org/obo/OBI_0002039</text:p>
          </table:table-cell>
          <table:table-cell table:number-columns-repeated="1020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xtraction_protocol</text:p>
          </table:table-cell>
          <table:table-cell office:value-type="string" calcext:value-type="string">
            <text:p>Long, textual description. <text:s/>Little variation. <text:s/>Mostly repeated, but usually present.</text:p>
          </table:table-cell>
          <table:table-cell table:number-columns-repeated="1021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molecule</text:p>
          </table:table-cell>
          <table:table-cell office:value-type="string" calcext:value-type="string">
            <text:p>One of (genomic DNA [frequently], polyA RNA [infrequently], small RNA[infrequently], total RNA[frequently]).</text:p>
          </table:table-cell>
          <table:table-cell table:number-columns-repeated="1021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library_strategy</text:p>
          </table:table-cell>
          <table:table-cell office:value-type="string" calcext:value-type="string">
            <text:p>One of (ATAC-seq, Bisulfite-Seq, Capture Methylome, ChIP-Seq, Chipmentation, miRNA-Seq, RNA-Seq).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molecule_ontology_curie</text:p>
          </table:table-cell>
          <table:table-cell table:style-name="ce17" office:value-type="string" calcext:value-type="string">
            <text:p>Corresponds to molecule.</text:p>
          </table:table-cell>
          <table:table-cell table:style-name="ce17" table:number-columns-repeated="3"/>
          <table:table-cell table:number-columns-repeated="1018"/>
        </table:table-row>
        <table:table-row table:style-name="ro2">
          <table:table-cell/>
          <table:table-cell table:style-name="ce17"/>
          <table:table-cell table:style-name="ce17" office:value-type="string" calcext:value-type="string">
            <text:p>Uses Sequence Ontology (SO - http://www.sequenceontology.org/)</text:p>
          </table:table-cell>
          <table:table-cell table:style-name="ce17" table:number-columns-repeated="3"/>
          <table:table-cell table:number-columns-repeated="1018"/>
        </table:table-row>
        <table:table-row table:style-name="ro2">
          <table:table-cell/>
          <table:table-cell table:style-name="ce17"/>
          <table:table-cell table:style-name="ce19" office:value-type="string" calcext:value-type="string">
            <text:p>Common term</text:p>
          </table:table-cell>
          <table:table-cell table:style-name="ce19" office:value-type="string" calcext:value-type="string">
            <text:p>SO:</text:p>
          </table:table-cell>
          <table:table-cell table:style-name="ce19" office:value-type="string" calcext:value-type="string">
            <text:p>Link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0" office:value-type="string" calcext:value-type="string">
            <text:p>genomic_DNA</text:p>
          </table:table-cell>
          <table:table-cell table:style-name="ce21" office:value-type="string" calcext:value-type="string">
            <text:p>SO:0000991</text:p>
          </table:table-cell>
          <table:table-cell table:style-name="ce17" office:value-type="string" calcext:value-type="string">
            <text:p>http://www.sequenceontology.org/browser/current_release/term/SO:0000991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0" office:value-type="string" calcext:value-type="string">
            <text:p>mRNA</text:p>
          </table:table-cell>
          <table:table-cell table:style-name="ce21" office:value-type="string" calcext:value-type="string">
            <text:p>SO:0000234</text:p>
          </table:table-cell>
          <table:table-cell table:style-name="ce17" office:value-type="string" calcext:value-type="string">
            <text:p>http://www.sequenceontology.org/browser/current_release/term/SO:0000234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1" office:value-type="string" calcext:value-type="string">
            <text:p>ncRNA</text:p>
          </table:table-cell>
          <table:table-cell table:style-name="ce21" office:value-type="string" calcext:value-type="string">
            <text:p>SO:0000655</text:p>
          </table:table-cell>
          <table:table-cell table:style-name="ce17" office:value-type="string" calcext:value-type="string">
            <text:p>http://www.sequenceontology.org/browser/current_release/term/SO:0000655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17" office:value-type="string" calcext:value-type="string">
            <text:p>DNA</text:p>
          </table:table-cell>
          <table:table-cell table:style-name="ce21" office:value-type="string" calcext:value-type="string">
            <text:p>SO:0000352</text:p>
          </table:table-cell>
          <table:table-cell table:style-name="ce17" office:value-type="string" calcext:value-type="string">
            <text:p>http://www.sequenceontology.org/browser/current_release/term/SO:0000352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1" office:value-type="string" calcext:value-type="string">
            <text:p>RNA</text:p>
          </table:table-cell>
          <table:table-cell table:style-name="ce21" office:value-type="string" calcext:value-type="string">
            <text:p>SO:0000356</text:p>
          </table:table-cell>
          <table:table-cell table:style-name="ce17" office:value-type="string" calcext:value-type="string">
            <text:p>http://www.sequenceontology.org/browser/current_release/term/SO:0000356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0" office:value-type="string" calcext:value-type="string">
            <text:p>polyadenylated_mRNA</text:p>
          </table:table-cell>
          <table:table-cell table:style-name="ce21" office:value-type="string" calcext:value-type="string">
            <text:p>SO:0000871</text:p>
          </table:table-cell>
          <table:table-cell table:style-name="ce17" office:value-type="string" calcext:value-type="string">
            <text:p>http://www.sequenceontology.org/browser/current_release/term/SO:0000871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0" office:value-type="string" calcext:value-type="string">
            <text:p>mature_transcript</text:p>
          </table:table-cell>
          <table:table-cell table:style-name="ce21" office:value-type="string" calcext:value-type="string">
            <text:p>SO:0000233</text:p>
          </table:table-cell>
          <table:table-cell table:style-name="ce17" office:value-type="string" calcext:value-type="string">
            <text:p>http://www.sequenceontology.org/browser/current_release/term/SO:0000233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17"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_20_1" style:display-name="Default 1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-00-00</text:date>, <text:time style:data-style-name="N2" text:time-value="13:00:35.965668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1:42:36.348157987</meta:creation-date>
    <dc:date>2021-01-13T11:15:51.742064361</dc:date>
    <meta:editing-duration>P4DT19H26M23S</meta:editing-duration>
    <meta:editing-cycles>12</meta:editing-cycles>
    <meta:generator>LibreOffice/6.0.7.3$Linux_X86_64 LibreOffice_project/00m0$Build-3</meta:generator>
    <meta:document-statistic meta:table-count="1" meta:cell-count="131" meta:object-count="0"/>
  </office:meta>
</office:document-meta>
</file>